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  <style:text-properties fo:color="#ffbf00"/>
    </style:style>
    <style:style style:name="ce4" style:family="table-cell" style:parent-style-name="Default">
      <style:table-cell-properties fo:background-color="#00a933"/>
      <style:text-properties fo:color="#000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bf00"/>
      <style:text-properties fo:color="#000000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_c = 1e19g 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lta=0.0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table:style-name="Default" office:value-type="string" calcext:value-type="string">
            <text:p>C=7 (SL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7"/>
          <table:table-cell table:style-name="ce5" office:value-type="string" calcext:value-type="string">
            <text:p>NOT RUNNING</text:p>
          </table:table-cell>
          <table:table-cell/>
          <table:table-cell office:value-type="string" calcext:value-type="string">
            <text:p>X: Tightest constraint disagrees with most precise tightest constraint to 2SF</text:p>
          </table:table-cell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7"/>
          <table:table-cell table:style-name="ce6" office:value-type="string" calcext:value-type="string">
            <text:p>RUNN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5"/>
          <table:table-cell table:style-name="ce4" office:value-type="string" calcext:value-type="string">
            <text:p>N/A</text:p>
          </table:table-cell>
          <table:table-cell/>
          <table:table-cell table:style-name="ce7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ce8" office:value-type="string" calcext:value-type="string">
            <text:p>RESULTS OBTAI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lta=0.1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table:style-name="Default" office:value-type="string" calcext:value-type="string">
            <text:p>C=7 (SL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5"/>
          <table:table-cell table:style-name="ce4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lta=0.3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table:style-name="Default" office:value-type="string" calcext:value-type="string">
            <text:p>C=7 (SL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5"/>
          <table:table-cell table:style-name="ce4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lta=0.5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table:style-name="Default" office:value-type="string" calcext:value-type="string">
            <text:p>C=7 (SL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5"/>
          <table:table-cell table:style-name="ce4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lta=1.0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table:style-name="Default" office:value-type="string" calcext:value-type="string">
            <text:p>C=7 (SL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5"/>
          <table:table-cell table:style-name="ce4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lta=2.0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table:style-name="Default" office:value-type="string" calcext:value-type="string">
            <text:p>C=7 (SL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5"/>
          <table:table-cell table:style-name="ce4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lta=5.0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table:style-name="Default" office:value-type="string" calcext:value-type="string">
            <text:p>C=7 (SL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5"/>
          <table:table-cell table:style-name="ce4" office:value-type="string" calcext:value-type="string">
            <text:p>N/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58:06.510525197</meta:creation-date>
    <dc:date>2023-03-22T16:53:56.944337716</dc:date>
    <meta:editing-duration>PT6H55M33S</meta:editing-duration>
    <meta:editing-cycles>35</meta:editing-cycles>
    <meta:generator>LibreOffice/6.4.7.2$Linux_X86_64 LibreOffice_project/40$Build-2</meta:generator>
    <meta:document-statistic meta:table-count="1" meta:cell-count="89" meta:object-count="0"/>
  </office:meta>
</office:document-meta>
</file>